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3fcd7" officeooo:paragraph-rsid="0013fcd7"/>
    </style:style>
    <style:style style:name="P2" style:family="paragraph" style:parent-style-name="Standard">
      <style:text-properties officeooo:rsid="0013fcd7" officeooo:paragraph-rsid="00191f33"/>
    </style:style>
    <style:style style:name="P3" style:family="paragraph" style:parent-style-name="Standard">
      <style:text-properties officeooo:rsid="0015ba82" officeooo:paragraph-rsid="0015ba82"/>
    </style:style>
    <style:style style:name="P4" style:family="paragraph" style:parent-style-name="Standard">
      <style:text-properties officeooo:rsid="0015ba82" officeooo:paragraph-rsid="00191f33"/>
    </style:style>
    <style:style style:name="P5" style:family="paragraph" style:parent-style-name="Standard">
      <style:text-properties officeooo:rsid="0015ba82" officeooo:paragraph-rsid="001975ea"/>
    </style:style>
    <style:style style:name="P6" style:family="paragraph" style:parent-style-name="Standard" style:list-style-name="L1">
      <style:text-properties officeooo:rsid="0015ba82" officeooo:paragraph-rsid="0015ba82"/>
    </style:style>
    <style:style style:name="P7" style:family="paragraph" style:parent-style-name="Standard" style:list-style-name="L2">
      <style:text-properties officeooo:rsid="0015ba82" officeooo:paragraph-rsid="00174c8c"/>
    </style:style>
    <style:style style:name="P8" style:family="paragraph" style:parent-style-name="Standard" style:list-style-name="L2">
      <style:text-properties officeooo:rsid="0015ba82" officeooo:paragraph-rsid="0015ba82"/>
    </style:style>
    <style:style style:name="P9" style:family="paragraph" style:parent-style-name="Standard" style:list-style-name="L3">
      <style:text-properties officeooo:rsid="0015ba82" officeooo:paragraph-rsid="001b4b1b"/>
    </style:style>
    <style:style style:name="P10" style:family="paragraph" style:parent-style-name="Standard">
      <style:text-properties officeooo:rsid="0015ba82" officeooo:paragraph-rsid="001b4b1b"/>
    </style:style>
    <style:style style:name="P11" style:family="paragraph" style:parent-style-name="Standard">
      <style:text-properties officeooo:rsid="0015ba82" officeooo:paragraph-rsid="001cc8a6"/>
    </style:style>
    <style:style style:name="P12" style:family="paragraph" style:parent-style-name="Standard">
      <style:text-properties officeooo:rsid="001704c6" officeooo:paragraph-rsid="001704c6"/>
    </style:style>
    <style:style style:name="P13" style:family="paragraph" style:parent-style-name="Standard">
      <style:text-properties officeooo:rsid="00191f33" officeooo:paragraph-rsid="0013fcd7"/>
    </style:style>
    <style:style style:name="P14" style:family="paragraph" style:parent-style-name="Standard">
      <style:text-properties officeooo:rsid="001975ea" officeooo:paragraph-rsid="001975ea"/>
    </style:style>
    <style:style style:name="P15" style:family="paragraph" style:parent-style-name="Standard">
      <style:text-properties officeooo:rsid="001975ea" officeooo:paragraph-rsid="001b4b1b"/>
    </style:style>
    <style:style style:name="P16" style:family="paragraph" style:parent-style-name="Standard">
      <style:text-properties officeooo:rsid="001975ea" officeooo:paragraph-rsid="001bac45"/>
    </style:style>
    <style:style style:name="P17" style:family="paragraph" style:parent-style-name="Standard">
      <style:text-properties officeooo:rsid="001975ea" officeooo:paragraph-rsid="001cc8a6"/>
    </style:style>
    <style:style style:name="P18" style:family="paragraph" style:parent-style-name="Standard" style:list-style-name="L1">
      <style:text-properties officeooo:paragraph-rsid="001975ea"/>
    </style:style>
    <style:style style:name="P19" style:family="paragraph" style:parent-style-name="Standard" style:list-style-name="L2">
      <style:text-properties officeooo:paragraph-rsid="00174c8c"/>
    </style:style>
    <style:style style:name="P20" style:family="paragraph" style:parent-style-name="Standard" style:list-style-name="L3">
      <style:text-properties officeooo:paragraph-rsid="001b4b1b"/>
    </style:style>
    <style:style style:name="P21" style:family="paragraph" style:parent-style-name="Standard">
      <style:text-properties officeooo:rsid="001b4b1b" officeooo:paragraph-rsid="001b4b1b"/>
    </style:style>
    <style:style style:name="P22" style:family="paragraph" style:parent-style-name="Standard">
      <style:text-properties officeooo:rsid="001b4b1b" officeooo:paragraph-rsid="001cc8a6"/>
    </style:style>
    <style:style style:name="P23" style:family="paragraph" style:parent-style-name="Standard">
      <style:text-properties officeooo:rsid="001bac45" officeooo:paragraph-rsid="001bac45"/>
    </style:style>
    <style:style style:name="P24" style:family="paragraph" style:parent-style-name="Standard">
      <style:text-properties fo:font-style="normal" officeooo:rsid="001975ea" officeooo:paragraph-rsid="001cc8a6" style:font-style-asian="normal" style:font-style-complex="normal"/>
    </style:style>
    <style:style style:name="T1" style:family="text">
      <style:text-properties officeooo:rsid="0013fcd7"/>
    </style:style>
    <style:style style:name="T2" style:family="text">
      <style:text-properties officeooo:rsid="0015ba8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4b1b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bac45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b4b1b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officeooo:rsid="001bac45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cc8a6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1b4b1b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officeooo:rsid="001b4b1b" style:font-style-asian="italic" style:font-style-complex="italic"/>
    </style:style>
    <style:style style:name="T13" style:family="text">
      <style:text-properties fo:font-weight="normal" officeooo:rsid="001b4b1b" style:font-weight-asian="normal" style:font-weight-complex="normal"/>
    </style:style>
    <style:style style:name="T14" style:family="text">
      <style:text-properties fo:font-weight="normal" officeooo:rsid="001a62fc" style:font-weight-asian="normal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704c6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74c8c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91f33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3fcd7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975ea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5ba82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1b4b1b" style:font-style-asian="normal" style:font-weight-asian="bold" style:font-style-complex="normal" style:font-weight-complex="bold"/>
    </style:style>
    <style:style style:name="T24" style:family="text">
      <style:text-properties officeooo:rsid="00191f33"/>
    </style:style>
    <style:style style:name="T25" style:family="text">
      <style:text-properties officeooo:rsid="001b4b1b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fo:font-weight="normal" officeooo:rsid="001b4b1b" style:font-weight-asian="normal" style:font-weight-complex="normal"/>
    </style:style>
    <style:style style:name="T28" style:family="text">
      <style:text-properties style:text-underline-style="solid" style:text-underline-width="auto" style:text-underline-color="font-color" officeooo:rsid="001b4b1b"/>
    </style:style>
    <style:style style:name="T29" style:family="text">
      <style:text-properties style:text-underline-style="none" fo:font-weight="normal" officeooo:rsid="001b4b1b" style:font-weight-asian="normal" style:font-weight-complex="normal"/>
    </style:style>
    <style:style style:name="T30" style:family="text">
      <style:text-properties style:text-underline-style="none" officeooo:rsid="001b4b1b"/>
    </style:style>
    <style:style style:name="T31" style:family="text">
      <style:text-properties officeooo:rsid="001bac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425in" fo:text-indent="-0.25in" fo:margin-left="0.2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 to Networks (Comer)</text:p>
      <text:p text:style-name="P13"/>
      <text:p text:style-name="P22"><text:span text:style-name="T3">Chapter 3 </text:span></text:p>
      <text:p text:style-name="P22"><text:span text:style-name="T5">Contents </text:span>– Internet applications and network programming</text:p>
      <text:p text:style-name="P17"><text:span text:style-name="T11">Concepts – </text:span><text:span text:style-name="T13">applications interfacing with networks, networking models, </text:span><text:span text:style-name="T14">internet communication paradigms, client/server model, multiplexing and demultiplexing, peer to peer networking</text:span></text:p>
      <text:p text:style-name="P24"><text:span text:style-name="T4"/></text:p>
      <text:p text:style-name="P24"><text:span text:style-name="T4">Chapter 4</text:span></text:p>
      <text:p text:style-name="P17"><text:span text:style-name="T9">Content</text:span><text:span text:style-name="T10">s</text:span><text:span text:style-name="T4"> </text:span><text:span text:style-name="T25">– Internet services, and Socket API</text:span></text:p>
      <text:p text:style-name="P17"><text:span text:style-name="T12">Concepts – </text:span><text:span text:style-name="T25">API and its functions, internet applications, application protocols, </text:span></text:p>
      <text:p text:style-name="P11"><text:span text:style-name="T26"/></text:p>
      <text:p text:style-name="P22"/>
      <text:p text:style-name="P10"><text:span text:style-name="T26"/></text:p>
      <text:p text:style-name="P10"><text:span text:style-name="T26"/></text:p>
      <text:p text:style-name="P10"><text:span text:style-name="T26"/></text:p>
      <text:p text:style-name="P10"><text:span text:style-name="T26"/></text:p>
      <text:p text:style-name="P10"><text:span text:style-name="T26"/></text:p>
      <text:p text:style-name="P10"><text:span text:style-name="T26"/></text:p>
      <text:p text:style-name="P10"><text:span text:style-name="T26"/></text:p>
      <text:p text:style-name="P10"><text:span text:style-name="T26"/></text:p>
      <text:p text:style-name="P10"><text:span text:style-name="T26"/></text:p>
      <text:p text:style-name="P10"><text:span text:style-name="T26">Goals</text:span>: </text:p>
      <text:list xml:id="list4085025789" text:style-name="L3">
        <text:list-item>
          <text:p text:style-name="P20"><text:span text:style-name="T2">to write network application that are faster, more reliable and less vulnerable (Part I)</text:span></text:p>
        </text:list-item>
        <text:list-item>
          <text:p text:style-name="P9">to understands the underlying network mechanisms <text:span text:style-name="T25">(Part I)</text:span></text:p>
        </text:list-item>
        <text:list-item>
          <text:p text:style-name="P9"/>
        </text:list-item>
      </text:list>
      <text:p text:style-name="P21"/>
      <text:p text:style-name="P14"/>
      <text:p text:style-name="P14">PART I <text:s/><text:span text:style-name="T31">(Internet Programming/Application concepts)</text:span></text:p>
      <text:p text:style-name="P23"><text:span text:style-name="T4">p</text:span><text:span text:style-name="T3">acket switching – developed by ARPA in the 1960’s</text:span></text:p>
      <text:p text:style-name="P23"><text:span text:style-name="T22">evolution of internet – purpose </text:span><text:span text:style-name="T7">shifted from </text:span><text:span text:style-name="T22">resource sharing to general communications</text:span></text:p>
      <text:p text:style-name="P23"><text:span text:style-name="T22"/></text:p>
      <text:p text:style-name="P21"/>
      <text:p text:style-name="P3"/>
      <text:p text:style-name="P3"/>
      <text:p text:style-name="P14">PART II <text:s/><text:span text:style-name="T2">Data Communications </text:span></text:p>
      <text:p text:style-name="P14">Major Concepts:</text:p>
      <text:p text:style-name="P14"><text:tab/>transmission medium, wire transmission, over-the-air transmission, other <text:span text:style-name="T2">low-level </text:span><text:span text:style-name="T21">connections</text:span></text:p>
      <text:p text:style-name="P3"><text:span text:style-name="T15">Goals </text:span><text:span text:style-name="T20">from Part II include</text:span><text:span text:style-name="T15">:</text:span></text:p>
      <text:list xml:id="list2127258150" text:style-name="L2">
        <text:list-item>
          <text:p text:style-name="P19"><text:span text:style-name="T17">to acquire a basic understanding of physical communication media relied upon by internetworks</text:span></text:p>
          <text:list>
            <text:list-item>
              <text:p text:style-name="P7"><text:span text:style-name="T17">Lookup some helpful resources for reference on the topics (digital comm. explained)</text:span></text:p>
            </text:list-item>
          </text:list>
        </text:list-item>
        <text:list-item>
          <text:p text:style-name="P7"><text:span text:style-name="T17">to see what advanced at the </text:span><text:span text:style-name="T16">Data link layer </text:span><text:span text:style-name="T17">looks like and planning ahead like for SDN</text:span></text:p>
        </text:list-item>
        <text:list-item>
          <text:p text:style-name="P8"><text:span text:style-name="T20">to make sense of the building blocks for internetwork application </text:span></text:p>
        </text:list-item>
      </text:list>
      <text:p text:style-name="P3"><text:span text:style-name="T15"/></text:p>
      <text:p text:style-name="P14"><text:span text:style-name="T15">PART III</text:span><text:span text:style-name="T21"> Packet Switching </text:span><text:span text:style-name="T15">Technologies</text:span></text:p>
      <text:p text:style-name="P14"><text:span text:style-name="T15">Major Concepts:</text:span></text:p>
      <text:p text:style-name="P14"><text:span text:style-name="T15"><text:tab/>computer networks, LANs, WANs, example technologies </text:span><text:span text:style-name="T21">and design specifications</text:span></text:p>
      <text:p text:style-name="P3"><text:span text:style-name="T15">Goals </text:span><text:span text:style-name="T20">from Part III include</text:span><text:span text:style-name="T15">: </text:span></text:p>
      <text:list xml:id="list3152281782" text:style-name="L1">
        <text:list-item>
          <text:p text:style-name="P18"><text:span text:style-name="T20">work to meet needs of speed and reliability, cost and coverage over </text:span><text:span text:style-name="T16">distances</text:span></text:p>
        </text:list-item>
        <text:list-item>
          <text:p text:style-name="P6"><text:span text:style-name="T16">efficient design at the software level (layers of)</text:span></text:p>
        </text:list-item>
        <text:list-item>
          <text:p text:style-name="P6"><text:soft-page-break/><text:span text:style-name="T16">work with</text:span><text:span text:style-name="T20">in </text:span><text:span text:style-name="T16">design spec</text:span><text:span text:style-name="T20">s</text:span><text:span text:style-name="T16"> to meet them </text:span><text:span text:style-name="T20">(</text:span><text:span text:style-name="T16">packet size, method of transmission, etc.</text:span><text:span text:style-name="T20">)</text:span></text:p>
        </text:list-item>
      </text:list>
      <text:p text:style-name="P4"><text:span text:style-name="T20">Questions to </text:span><text:span text:style-name="T18">Answer </text:span><text:span text:style-name="T20">for </text:span><text:span text:style-name="T1">a design implementation:</text:span></text:p>
      <text:p text:style-name="P4"><text:span text:style-name="T18"><text:tab/></text:span><text:span text:style-name="T19">How </text:span><text:span text:style-name="T18">to identify </text:span><text:span text:style-name="T19">destiniation </text:span><text:span text:style-name="T18">between a sender and receiver</text:span><text:span text:style-name="T19">?</text:span></text:p>
      <text:p text:style-name="P2"><text:tab/>How large should a packet be?</text:p>
      <text:p text:style-name="P2"><text:tab/>How <text:span text:style-name="T24">a </text:span>device <text:span text:style-name="T24">on network</text:span> recognize<text:span text:style-name="T24">s</text:span> the end of one packet and begining of another?</text:p>
      <text:p text:style-name="P2"><text:tab/><text:span text:style-name="T24">How to coordinate </text:span>simultaneous <text:span text:style-name="T24">communication to </text:span>ensure functionality across network?</text:p>
      <text:p text:style-name="P4"><text:tab/><text:span text:style-name="T24">Improvements to the </text:span>design of packet switching?</text:p>
      <text:p text:style-name="P4"><text:span text:style-name="T15"/></text:p>
      <text:p text:style-name="P4"><text:span text:style-name="T15"/></text:p>
      <text:p text:style-name="P4"><text:span text:style-name="T20">PART IV</text:span><text:span text:style-name="T15"><text:tab/></text:span></text:p>
      <text:p text:style-name="P14"><text:span text:style-name="T15">Major Concepts:</text:span></text:p>
      <text:p text:style-name="P14"><text:span text:style-name="T15"><text:tab/>encapsulation, fragmentation, congestion, flow control, virtual connections, address spaces, address translation, bootstrapping, and support protocols.</text:span></text:p>
      <text:p text:style-name="P5"><text:span text:style-name="T20">From </text:span><text:span text:style-name="T15">1.3.4 </text:span><text:span text:style-name="T20">summary</text:span></text:p>
      <text:p text:style-name="P5"><text:span text:style-name="T16">Internet functions via the TCP/IP protocol suite managing how the networks interconnect</text:span></text:p>
      <text:p text:style-name="P12"><text:span text:style-name="T15"><text:tab/>Goals </text:span><text:span text:style-name="T20">from Part IV include</text:span><text:span text:style-name="T15">:</text:span></text:p>
      <text:p text:style-name="P12"><text:span text:style-name="T15"><text:tab/>to understand the overarching concepts for connecting packet switching networks</text:span></text:p>
      <text:p text:style-name="P12"><text:span text:style-name="T15"><text:tab/>also introducing new technologies without disrupting the old ones </text:span><text:span text:style-name="T17">(further implication for IoT)</text:span></text:p>
      <text:p text:style-name="P12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7:46:47.689595181</meta:creation-date>
    <dc:date>2018-09-23T20:52:41.099146898</dc:date>
    <meta:editing-duration>P1DT2H8M59S</meta:editing-duration>
    <meta:editing-cycles>5</meta:editing-cycles>
    <meta:generator>LibreOffice/6.0.1.1$Linux_X86_64 LibreOffice_project/00m0$Build-1</meta:generator>
    <meta:document-statistic meta:table-count="0" meta:image-count="0" meta:object-count="0" meta:page-count="2" meta:paragraph-count="43" meta:word-count="348" meta:character-count="2461" meta:non-whitespace-character-count="2139"/>
  </office:meta>
</office:document-meta>
</file>